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fo:color="#ff0000"/>
    </style:style>
    <style:style style:name="T3" style:family="text">
      <style:text-properties fo:color="#ff0000" style:text-underline-style="none"/>
    </style:style>
    <style:style style:name="T4" style:family="text">
      <style:text-properties fo:color="#ff0000" style:text-underline-style="solid" style:text-underline-width="auto" style:text-underline-color="font-color"/>
    </style:style>
    <style:style style:name="T5" style:family="text">
      <style:text-properties fo:color="#000000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color="#000000" style:text-underline-style="none"/>
    </style:style>
    <style:style style:name="T9" style:family="text">
      <style:text-properties fo:color="#00b050"/>
    </style:style>
    <style:style style:name="T10" style:family="text">
      <style:text-properties fo:color="#00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ructure</text:p>
      <text:p text:style-name="Standard"/>
      <text:p text:style-name="Standard"/>
      <text:p text:style-name="Standard"><text:span text:style-name="Police_20_par_20_défaut"><text:span text:style-name="T1">Tubes en U :</text:span></text:span> plus simples à fixer et moins lourds (cf le DIY des docs)</text:p>
      <text:p text:style-name="Standard">→ casto voir dossier de benji (une barre de 2m suffit) <text:span text:style-name="Police_20_par_20_défaut"><text:span text:style-name="T2">7,5€ <text:s/></text:span></text:span><text:span text:style-name="Police_20_par_20_défaut"><text:span text:style-name="T10">Acheté</text:span></text:span></text:p>
      <text:p text:style-name="Standard"/>
      <text:p text:style-name="Standard"><text:span text:style-name="Police_20_par_20_défaut"><text:span text:style-name="T1">Vis écrou 3mm :</text:span></text:span> longues(25mm) et courtes (15mm) autour de <text:span text:style-name="Police_20_par_20_défaut"><text:span text:style-name="T2">5€</text:span></text:span> (voir ce qu'il y a dans la salle de robotique) <text:s text:c="2"/><text:span text:style-name="T10">Acheté</text:span></text:p>
      <text:p text:style-name="Standard"/>
      <text:p text:style-name="Standard"><text:span text:style-name="Police_20_par_20_défaut"><text:span text:style-name="T1">Socle :</text:span></text:span></text:p>
      <text:p text:style-name="Standard">-plaque de PVC (<text:a xlink:type="simple" xlink:href="http://www.sigma-signalisation.com/plaque-pvc-blanc-rigide-ep-de-1-a-3mm/pvc-films-et-plaques/985/" office:target-frame-name="_top" xlink:show="replace">http://www.sigma-signalisation.com/plaque-pvc-blanc-rigide-ep-de-1-a-3mm/pvc-films-et-plaques/985/</text:a>)</text:p>
      <text:p text:style-name="Standard">-plaque d'époxy 20/10 de 350*150 (<text:a xlink:type="simple" xlink:href="http://silencemodel.fr/product.php?id_product=294" office:target-frame-name="_top" xlink:show="replace">http://silencemodel.fr/product.php?id_product=294</text:a>) <text:s/>→ <text:span text:style-name="Police_20_par_20_défaut"><text:span text:style-name="T2">10€ (sans frais de port)</text:span></text:span></text:p>
      <text:p text:style-name="Standard"/>
      <text:p text:style-name="Standard"><text:span text:style-name="Police_20_par_20_défaut"><text:span text:style-name="T7">Croisillon ou patte d'assemblage </text:span></text:span><text:span text:style-name="Police_20_par_20_défaut"><text:span text:style-name="T5">: </text:span></text:span><text:span text:style-name="Police_20_par_20_défaut"><text:span text:style-name="T2">5€</text:span></text:span><text:span text:style-name="Police_20_par_20_défaut"><text:span text:style-name="T5"> max</text:span></text:span></text:p>
      <text:p text:style-name="P1"/>
      <text:p text:style-name="Standard"><text:span text:style-name="Police_20_par_20_défaut"><text:span text:style-name="T7">Entretoise :</text:span></text:span><text:span text:style-name="Police_20_par_20_défaut"><text:span text:style-name="T5"> à voir</text:span></text:span></text:p>
      <text:p text:style-name="P1"/>
      <text:p text:style-name="Standard"><text:span text:style-name="Police_20_par_20_défaut"><text:span text:style-name="T7">Capot :</text:span></text:span><text:span text:style-name="Police_20_par_20_défaut"><text:span text:style-name="T5"> à voir, peut se bricoler avec des objets cour</text:span></text:span><text:span text:style-name="Police_20_par_20_défaut"><text:span text:style-name="T5">ant</text:span></text:span></text:p>
      <text:p text:style-name="P1"/>
      <text:p text:style-name="Standard"><text:span text:style-name="Police_20_par_20_défaut"><text:span text:style-name="T7">Pieds :</text:span></text:span><text:span text:style-name="Police_20_par_20_défaut"><text:span text:style-name="T5"> réfléchir à un systeme</text:span></text:span></text:p>
      <text:p text:style-name="P1"/>
      <text:p text:style-name="Standard"><text:span text:style-name="Police_20_par_20_défaut"><text:span text:style-name="T7">Batterie :</text:span></text:span><text:span text:style-name="Police_20_par_20_défaut"><text:span text:style-name="T5"> </text:span></text:span></text:p>
      <text:p text:style-name="Standard"><text:a xlink:type="simple" xlink:href="http://dx.com/p/lp2200-3s-20-11-1v-2200mah-lithium-polymer-battery-for-r-c-helicopter-black-201663"><text:span text:style-name="Police_20_par_20_défaut">http://dx.com/p/lp2200-3s-20-11-1v-2200mah-lithium-polymer-battery-for-r-c-helicopter-black-201663</text:span></text:a><text:span text:style-name="Police_20_par_20_défaut"><text:span text:style-name="T9"> </text:span></text:span><text:span text:style-name="Police_20_par_20_défaut"><text:span text:style-name="T2">17€</text:span></text:span></text:p>
      <text:p text:style-name="P2"/>
      <text:p text:style-name="Standard"><text:span text:style-name="Police_20_par_20_défaut"><text:span text:style-name="T5">Choisir un ensemble hélice/moteur qui convienne</text:span></text:span></text:p>
      <text:p text:style-name="Standard"><text:span text:style-name="Police_20_par_20_défaut"><text:span text:style-name="T5"/></text:span></text:p>
      <text:p text:style-name="Standard"><text:span text:style-name="Police_20_par_20_défaut"><text:span text:style-name="T6">Moteur </text:span></text:span><text:span text:style-name="Police_20_par_20_défaut"><text:span text:style-name="T8">: <text:s text:c="2"/></text:span></text:span><text:a xlink:type="simple" xlink:href="http://dx.com/p/kv1000-brushless-exterior-rotor-motor-outrunner-motor-yellow-154904"><text:span text:style-name="Police_20_par_20_défaut">http://dx.com/p/kv1000-brushless-exterior-rotor-motor-outrunner-motor-yellow-154904</text:span></text:a><text:span text:style-name="Police_20_par_20_défaut"><text:span text:style-name="T8"> </text:span></text:span></text:p>
      <text:p text:style-name="Standard"><text:span text:style-name="Police_20_par_20_défaut"><text:span text:style-name="T3">environ 8€ le moteur</text:span></text:span></text:p>
      <text:p text:style-name="Standard"><text:span text:style-name="Police_20_par_20_défaut"><text:span text:style-name="T3"/></text:span></text:p>
      <text:p text:style-name="Standard"><text:span text:style-name="Police_20_par_20_défaut"><text:span text:style-name="T6">Controleur :</text:span></text:span><text:span text:style-name="Police_20_par_20_défaut"><text:span text:style-name="T3"> </text:span></text:span><text:span text:style-name="Police_20_par_20_défaut"><text:span text:style-name="T8"><text:s/></text:span></text:span><text:a xlink:type="simple" xlink:href="http://dx.com/p/sky-30a-electronic-speed-controller-brushless-motors-w-bec-blue-187039"><text:span text:style-name="Police_20_par_20_défaut">http://dx.com/p/sky-30a-electronic-speed-controller-brushless-motors-w-bec-blue-187039</text:span></text:a><text:span text:style-name="Police_20_par_20_défaut"><text:span text:style-name="T8"> <text:s text:c="4"/></text:span></text:span><text:span text:style-name="Police_20_par_20_défaut"><text:span text:style-name="T3">environ 8€ le controleur</text:span></text:span></text:p>
      <text:p text:style-name="Standard"><text:span text:style-name="Police_20_par_20_défaut"><text:span text:style-name="T8"/></text:span></text:p>
      <text:p text:style-name="Standard"><text:span text:style-name="Police_20_par_20_défaut"><text:span text:style-name="T6">Hélices :</text:span></text:span><text:span text:style-name="Police_20_par_20_défaut"><text:span text:style-name="T8"> <text:s/>Par rapport aux moteurs prec : Apply to the Propeller: 8x4.5" 9x4.5" 10x4.5" 10x4.7".Apply to the three Propeller: 7x4.5" 8x4.5" 9x4.5". </text:span></text:span></text:p>
      <text:p text:style-name="Standard"><text:span text:style-name="Police_20_par_20_défaut"><text:span text:style-name="T8"/></text:span></text:p>
      <text:p text:style-name="Standard"><text:span text:style-name="Police_20_par_20_défaut"><text:span text:style-name="T8">2 Lots de 4 10*4,5 (</text:span></text:span><text:a xlink:type="simple" xlink:href="http://dx.com/p/10-x-4-5r-propellers-for-aircraft-black-2-pairs-189168"><text:span text:style-name="Police_20_par_20_défaut">http://dx.com/p/10-x-4-5r-propellers-for-aircraft-black-2-pairs-189168</text:span></text:a><text:span text:style-name="Police_20_par_20_défaut"><text:span text:style-name="T8"> ) :</text:span></text:span><text:span text:style-name="Police_20_par_20_défaut"><text:span text:style-name="T3"> 9,60€</text:span></text:span></text:p>
      <text:p text:style-name="Standard"><text:span text:style-name="Police_20_par_20_défaut"><text:span text:style-name="T8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Yoann Moguer</meta:initial-creator>
    <dc:creator>Yoann Moguer</dc:creator>
    <meta:creation-date>2013-11-16T13:42:00Z</meta:creation-date>
    <dc:date>2013-11-30T15:52:50.79</dc:date>
    <meta:editing-cycles>9</meta:editing-cycles>
    <meta:editing-duration>PT2H15M57S</meta:editing-duration>
    <meta:document-statistic meta:table-count="0" meta:image-count="0" meta:object-count="0" meta:page-count="1" meta:paragraph-count="19" meta:word-count="154" meta:character-count="1294"/>
    <meta:template xlink:type="simple" xlink:actuate="onRequest" xlink:title="" xlink:href="Normal.dotm"/>
  </office:meta>
</office:document-meta>
</file>